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Montserrat" svg:font-family="Montserrat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Montserrat" fo:font-weight="bold" style:font-weight-asian="bold" style:font-weight-complex="bold" fo:color="#1B75BC" style:text-position="super 64.2%" fo:font-size="28pt" style:font-size-asian="28pt" style:font-size-complex="28pt"/>
    </style:style>
    <style:style style:name="P2" style:parent-style-name="Standard" style:family="paragraph">
      <style:paragraph-properties fo:text-align="center"/>
      <style:text-properties style:font-name="Montserrat" fo:font-weight="bold" style:font-weight-asian="bold" style:font-weight-complex="bold" fo:color="#1B75BC" style:text-position="super 64.2%" fo:font-size="28pt" style:font-size-asian="28pt" style:font-size-complex="28pt"/>
    </style:style>
    <style:style style:name="P3" style:parent-style-name="Standard" style:family="paragraph">
      <style:paragraph-properties fo:text-align="center"/>
      <style:text-properties style:font-name="Montserrat" fo:font-weight="bold" style:font-weight-asian="bold" style:font-weight-complex="bold" fo:color="#1B75BC" style:text-position="super 64.2%" fo:font-size="28pt" style:font-size-asian="28pt" style:font-size-complex="28pt"/>
    </style:style>
    <style:style style:name="T4" style:parent-style-name="Policepardéfaut" style:family="text">
      <style:text-properties style:font-name="Montserrat" fo:font-weight="bold" style:font-weight-asian="bold" style:font-weight-complex="bold" fo:color="#000000" style:text-position="super 64.5%" fo:font-size="24pt" style:font-size-asian="24pt" style:font-size-complex="24pt"/>
    </style:style>
    <style:style style:name="T5" style:parent-style-name="Policepardéfaut" style:family="text">
      <style:text-properties style:font-name="Montserrat" fo:font-weight="bold" style:font-weight-asian="bold" style:font-weight-complex="bold" fo:color="#000000" style:text-position="super 64.5%" fo:font-size="24pt" style:font-size-asian="24pt" style:font-size-complex="24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Montserrat" fo:font-weight="bold" style:font-weight-asian="bold" style:font-weight-complex="bold" fo:color="#000000" style:text-position="super 64.5%" fo:font-size="24pt" style:font-size-asian="24pt" style:font-size-complex="24pt"/>
    </style:style>
    <style:style style:name="T7" style:parent-style-name="Policepardéfaut" style:family="text">
      <style:text-properties style:font-name="Montserrat" fo:font-weight="bold" style:font-weight-asian="bold" style:font-weight-complex="bold" fo:color="#000000" style:text-position="super 64.5%" fo:font-size="24pt" style:font-size-asian="24pt" style:font-size-complex="24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font-name="Montserrat" fo:font-weight="bold" style:font-weight-asian="bold" style:font-weight-complex="bold" fo:color="#000000" style:text-position="super 64.5%" fo:font-size="24pt" style:font-size-asian="24pt" style:font-size-complex="24pt"/>
    </style:style>
    <style:style style:name="T9" style:parent-style-name="Policepardéfaut" style:family="text">
      <style:text-properties style:font-name="Montserrat" fo:font-weight="bold" style:font-weight-asian="bold" style:font-weight-complex="bold" fo:color="#000000" style:text-position="super 64.5%" fo:font-size="24pt" style:font-size-asian="24pt" style:font-size-complex="24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font-name="Montserrat" fo:font-weight="bold" style:font-weight-asian="bold" style:font-weight-complex="bold" fo:color="#000000" style:text-position="super 64.5%" fo:font-size="24pt" style:font-size-asian="24pt" style:font-size-complex="2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Relational diagram</text:p>
      <text:p text:style-name="P2"/>
      <text:p text:style-name="P3"/>
      <text:p text:style-name="Standard"><text:span text:style-name="T4">Hotel(</text:span><text:span text:style-name="T5">Hotel_Id,</text:span><text:span text:style-name="T6">Hotel_name,#Type_Id)</text:span></text:p>
      <text:p text:style-name="Standard"><text:span text:style-name="T7">Room(Room_Id</text:span><text:span text:style-name="T8">,Floor,#Hotel_Id,#Categorie_Id)</text:span></text:p>
      <text:p text:style-name="Standard"><text:span text:style-name="T9">Type(Type_Id,Type_name)</text:span></text:p>
      <text:p text:style-name="Standard"><text:span text:style-name="T10">Employee(Employee_Id,Employee_Name,Employee_Speciality,#Hotel_Id,#directeur_Id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Montserrat" svg:font-family="Montserrat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Noto Sans CJK SC Regular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lenovo</meta:initial-creator>
    <dc:creator>lenovo</dc:creator>
    <meta:creation-date>2021-05-27T10:42:00Z</meta:creation-date>
    <dc:date>2021-05-27T10:42:00Z</dc:date>
    <meta:template xlink:href="Normal" xlink:type="simple"/>
    <meta:editing-cycles>2</meta:editing-cycles>
    <meta:editing-duration>PT0S</meta:editing-duration>
    <meta:document-statistic meta:page-count="1" meta:paragraph-count="1" meta:word-count="31" meta:character-count="205" meta:row-count="1" meta:non-whitespace-character-count="175"/>
  </office:meta>
</office:document-meta>
</file>